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fa6" officeooo:paragraph-rsid="00071fa6"/>
    </style:style>
    <style:style style:name="P2" style:family="paragraph" style:parent-style-name="Standard">
      <style:text-properties officeooo:rsid="00071fa6" officeooo:paragraph-rsid="00082f08"/>
    </style:style>
    <style:style style:name="P3" style:family="paragraph" style:parent-style-name="Standard">
      <style:text-properties officeooo:rsid="00071fa6" officeooo:paragraph-rsid="00095538"/>
    </style:style>
    <style:style style:name="P4" style:family="paragraph" style:parent-style-name="Standard">
      <style:text-properties officeooo:rsid="00082f08" officeooo:paragraph-rsid="00082f08"/>
    </style:style>
    <style:style style:name="P5" style:family="paragraph" style:parent-style-name="Standard">
      <style:text-properties officeooo:rsid="00095538" officeooo:paragraph-rsid="00095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cktail-City</text:p>
      <text:p text:style-name="P1"/>
      <text:p text:style-name="P1">Administracion – Domicilios</text:p>
      <text:p text:style-name="P1"/>
      <text:p text:style-name="P1">Permisos = Publicos, ingresa como cliente </text:p>
      <text:p text:style-name="P1"/>
      <text:p text:style-name="P4">proyecto estandarizada, con buenas interfaces → lineal </text:p>
      <text:p text:style-name="P2"/>
      <text:p text:style-name="P2"/>
      <text:p text:style-name="P2"/>
      <text:p text:style-name="P4">Caampos validadores para seleccionar perfiles de usuarios</text:p>
      <text:p text:style-name="P4">manejos d stock → </text:p>
      <text:p text:style-name="P2"/>
      <text:p text:style-name="P2"/>
      <text:p text:style-name="P4">relacionamiento para objectos </text:p>
      <text:p text:style-name="P2"/>
      <text:p text:style-name="P2"/>
      <text:p text:style-name="P2"/>
      <text:p text:style-name="P2"/>
      <text:p text:style-name="P3"/>
      <text:p text:style-name="P3"/>
      <text:p text:style-name="P3">-------------------</text:p>
      <text:p text:style-name="P3"/>
      <text:p text:style-name="P5">Ambientes sena 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8:26:22.355782381</meta:creation-date>
    <meta:editing-duration>PT7M7S</meta:editing-duration>
    <meta:editing-cycles>2</meta:editing-cycles>
    <meta:generator>LibreOffice/7.3.6.2$Linux_X86_64 LibreOffice_project/30$Build-2</meta:generator>
    <dc:date>2022-09-30T18:45:01.567110049</dc:date>
    <meta:document-statistic meta:table-count="0" meta:image-count="0" meta:object-count="0" meta:page-count="1" meta:paragraph-count="10" meta:word-count="33" meta:character-count="277" meta:non-whitespace-character-count="246"/>
  </office:meta>
</office:document-meta>
</file>